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d1c8" officeooo:paragraph-rsid="000dd1c8"/>
    </style:style>
    <style:style style:name="P2" style:family="paragraph" style:parent-style-name="Standard">
      <style:text-properties officeooo:rsid="000e854e" officeooo:paragraph-rsid="000e854e"/>
    </style:style>
    <style:style style:name="T1" style:family="text">
      <style:text-properties officeooo:rsid="000e8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D-1M/N=nat</text:p>
      <text:p text:style-name="P1">2C= F1, 5 trefle</text:p>
      <text:p text:style-name="P1">2D=F4, F1</text:p>
      <text:p text:style-name="P1">2M=slab, 6 carti, non-constructiv</text:p>
      <text:p text:style-name="P1">2N = inv la 3N</text:p>
      <text:p text:style-name="P1">3 orice si 4 orice e NF, lungime; <text:span text:style-name="T1">raspunsurile fie sunt continuarea barajului, fie o mana tare</text:span></text:p>
      <text:p text:style-name="P1"/>
      <text:p text:style-name="P1">1D-2C-2D=11-12(13), cu cat e mai slab, cu atat are mai multe carale</text:p>
      <text:p text:style-name="P1"><text:tab/>2M=tinere</text:p>
      <text:p text:style-name="P1"><text:tab/>2N=tine ambele majore, NF</text:p>
      <text:p text:style-name="P1"><text:tab/>3C=fit, nu prea tine majorele, NF</text:p>
      <text:p text:style-name="P1"><text:tab/>3D=mana buna, forcing</text:p>
      <text:p text:style-name="P1"><text:tab/>3M=spliter, f4 pe trefla</text:p>
      <text:p text:style-name="P1"><text:tab/>3N de joc, NU ARATA 18-19 balansate. Cu aia incepem cu 2M</text:p>
      <text:p text:style-name="P1"/>
      <text:p text:style-name="P1">1D-2D-2M=tinere</text:p>
      <text:p text:style-name="P1"><text:tab/> 2N=le tin pe ambele, NF</text:p>
      <text:p text:style-name="P1"><text:tab/> 3M=splinter</text:p>
      <text:p text:style-name="P1"><text:tab/> 3C=natural, F1</text:p>
      <text:p text:style-name="P1"><text:tab/> <text:span text:style-name="T1">3D=NF, 6 carti</text:span></text:p>
      <text:p text:style-name="P2">1D-1X-2N si 1D-2M-2N = 18-19 bal</text:p>
      <text:p text:style-name="P2">3C cere 3D, e de stop</text:p>
      <text:p text:style-name="P2">orice altceva e forcing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7:12:01.946000000</meta:creation-date>
    <dc:date>2017-05-24T17:24:21.509000000</dc:date>
    <meta:editing-duration>PT2M9S</meta:editing-duration>
    <meta:editing-cycles>1</meta:editing-cycles>
    <meta:document-statistic meta:table-count="0" meta:image-count="0" meta:object-count="0" meta:page-count="1" meta:paragraph-count="21" meta:word-count="103" meta:character-count="580" meta:non-whitespace-character-count="484"/>
    <meta:generator>LibreOffice/5.2.5.1$Windows_x86 LibreOffice_project/0312e1a284a7d50ca85a365c316c7abbf20a4d22</meta:generator>
  </office:meta>
</office:document-meta>
</file>